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49cm" fo:margin-left="0.064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3.561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2.133cm"/>
    </style:style>
    <style:style style:name="Table1.F" style:family="table-column">
      <style:table-column-properties style:column-width="2.127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3pt" fo:font-weight="bold" officeooo:rsid="00adcd69" officeooo:paragraph-rsid="0053b6ea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58a8e4" style:font-size-asian="11pt" style:font-weight-asian="bold" style:font-size-complex="11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3pt" fo:font-weight="bold" officeooo:rsid="00033cca" officeooo:paragraph-rsid="00568920" style:font-size-asian="13pt" style:font-weight-asian="bold" style:font-size-complex="13pt" style:font-weight-complex="bold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paragraph-rsid="002a46e2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2a46e2" officeooo:paragraph-rsid="002a46e2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3b4bfe" officeooo:paragraph-rsid="003b4bfe" style:font-name-asian="Nimbus Mono L" style:font-size-asian="10pt" style:font-name-complex="Liberation Mono" style:font-size-complex="10pt"/>
    </style:style>
    <style:style style:name="P8" style:family="paragraph" style:parent-style-name="Preformatted_20_Text">
      <style:paragraph-properties fo:text-align="end" style:justify-single-word="false"/>
      <style:text-properties officeooo:rsid="00033cca" officeooo:paragraph-rsid="005a23b8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02d22a" officeooo:paragraph-rsid="005a23b8" style:font-size-asian="7pt" style:font-weight-asian="bold" style:font-size-complex="7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officeooo:rsid="004f34d3" style:font-size-asian="15pt" style:font-size-complex="15pt"/>
    </style:style>
    <style:style style:name="T3" style:family="text">
      <style:text-properties fo:font-size="15pt" officeooo:rsid="00214b8a" style:font-size-asian="15pt" style:font-size-complex="15pt"/>
    </style:style>
    <style:style style:name="T4" style:family="text">
      <style:text-properties officeooo:rsid="002a46e2"/>
    </style:style>
    <style:style style:name="T5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e68346" style:font-size-asian="9pt" style:font-style-asian="normal" style:font-weight-asian="bold" style:font-size-complex="9pt" style:font-weight-complex="bold" style:text-emphasize="none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<text:span text:style-name="Source_20_Text"><text:span text:style-name="T5"><text:s text:c="8"/></text:span></text:span><text:s text:c="20"/></text:p>
      <text:p text:style-name="P8"><text:span text:style-name="Source_20_Text"><text:span text:style-name="T5"><text:s/>Page </text:span></text:span><text:span text:style-name="Source_20_Text"><text:span text:style-name="T5"><text:page-number text:select-page="current">1</text:page-number></text:span></text:span><text:span text:style-name="Source_20_Text"><text:span text:style-name="T5"> of </text:span></text:span><text:span text:style-name="Source_20_Text"><text:span text:style-name="T5"><text:page-count>1</text:page-count></text:span></text:span> <text:s text:c="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Name </text:p>
          </table:table-cell>
          <table:table-cell table:style-name="Table1.B1" office:value-type="string">
            <text:p text:style-name="P6">Customer</text:p>
          </table:table-cell>
          <table:table-cell table:style-name="Table1.B1" office:value-type="string">
            <text:p text:style-name="P7">Product</text:p>
          </table:table-cell>
          <table:table-cell table:style-name="Table1.B1" office:value-type="string">
            <text:p text:style-name="P6">Validity Date</text:p>
          </table:table-cell>
          <table:table-cell table:style-name="Table1.B1" office:value-type="string">
            <text:p text:style-name="P6">Source Document</text:p>
          </table:table-cell>
          <table:table-cell table:style-name="Table1.A1" office:value-type="string">
            <text:p text:style-name="P6">Sales Team</text:p>
          </table:table-cell>
        </table:table-row>
        <table:table-row>
          <table:table-cell table:style-name="Table1.B1" table:number-columns-spanned="3" office:value-type="string">
            <text:p text:style-name="P5"><text:text-input text:description="&lt;for each=&quot;i in get_val_recs(o)&quot;&gt;">For start</text:text-input></text:p>
          </table:table-cell>
          <table:covered-table-cell/>
          <table:covered-table-cell/>
          <table:table-cell table:style-name="Table1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<text:span text:style-name="T4"><text:text-input text:description="&lt;i['name']&gt;">Name</text:text-input></text:span><text:span text:style-name="T4"> </text:span></text:p>
          </table:table-cell>
          <table:table-cell table:style-name="Table1.A3" office:value-type="string">
            <text:p text:style-name="P6"><text:text-input text:description="&lt;i['customer']&gt;">Customer</text:text-input></text:p>
          </table:table-cell>
          <table:table-cell table:style-name="Table1.A3" office:value-type="string">
            <text:p text:style-name="P6"><text:text-input text:description="&lt;i['product']&gt;">Product</text:text-input></text:p>
          </table:table-cell>
          <table:table-cell table:style-name="Table1.A3" office:value-type="string">
            <text:p text:style-name="P4"><text:text-input text:description="&lt;i['val_date']&gt;">Val duration Date</text:text-input></text:p>
          </table:table-cell>
          <table:table-cell table:style-name="Table1.A3" office:value-type="string">
            <text:p text:style-name="P4"><text:text-input text:description="&lt;i['origin']&gt;">Sales Order</text:text-input></text:p>
          </table:table-cell>
          <table:table-cell table:style-name="Table1.F3" office:value-type="string">
            <text:p text:style-name="P4"><text:text-input text:description="&lt;i['team']&gt;">Sales Team</text:text-input></text:p>
          </table:table-cell>
        </table:table-row>
        <table:table-row>
          <table:table-cell table:style-name="Table1.A3" table:number-columns-spanned="3" office:value-type="string">
            <text:p text:style-name="P4"><text:text-input text:description="&lt;/for&gt;">For end</text:text-input></text:p>
          </table:table-cell>
          <table:covered-table-cell/>
          <table:covered-table-cell/>
          <table:table-cell table:style-name="Table1.F3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9">Printed on <text:date style:data-style-name="N79" text:date-value="2017-02-28T18:04:25.361524606">Tuesday 28 February 2017</text:date> at <text:time style:data-style-name="N42" text:time-value="2017-02-28T18:04:25.361652849">06:04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adcd69" officeooo:paragraph-rsid="0053b6ea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58a8e4" style:font-size-asian="11pt" style:font-weight-asian="bold" style:font-size-complex="11pt" style:font-weight-complex="bold"/>
    </style:style>
    <style:style style:name="MP3" style:family="paragraph" style:parent-style-name="Preformatted_20_Text">
      <style:paragraph-properties fo:text-align="center" style:justify-single-word="false"/>
      <style:text-properties fo:font-size="13pt" fo:font-weight="bold" officeooo:rsid="00033cca" officeooo:paragraph-rsid="00568920" style:font-size-asian="13pt" style:font-weight-asian="bold" style:font-size-complex="13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5pt" officeooo:rsid="004f34d3" style:font-size-asian="15pt" style:font-size-complex="15pt"/>
    </style:style>
    <style:style style:name="MT3" style:family="text">
      <style:text-properties fo:font-size="15pt" officeooo:rsid="00214b8a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<text:span text:style-name="MT2">PRODUCT</text:span><text:span text:style-name="MT3"> END REGISTE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8T18:04:25.278143464</dc:date>
    <meta:editing-duration>PT19H32M32S</meta:editing-duration>
    <meta:editing-cycles>35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63" meta:character-count="291" meta:non-whitespace-character-count="231"/>
  </office:meta>
</office:document-meta>
</file>